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BlinkMacSystemFont, 'Segoe UI', 'Segoe UI Symbol', 'Segoe UI Emoji', 'Apple Color Emoji', Roboto, Helvetica, Arial, sans-serif" style:font-charset="x-symbol"/>
    <style:font-face style:name="Open Sans" svg:font-family="'Open Sans', sans-serif"/>
    <style:font-face style:name="OpenSymbol" svg:font-family="OpenSymbol"/>
    <style:font-face style:name="rockwellbold" svg:font-family="rockwellbold, sans-serif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972in" fo:margin-left="0.0417in" fo:margin-right="0.0611in" fo:margin-top="0in" fo:margin-bottom="0in" table:align="margins" style:writing-mode="lr-tb"/>
    </style:style>
    <style:style style:name="Table1.A" style:family="table-column">
      <style:table-column-properties style:column-width="1.9438in" style:rel-column-width="2799*"/>
    </style:style>
    <style:style style:name="Table1.B" style:family="table-column">
      <style:table-column-properties style:column-width="0.5417in" style:rel-column-width="780*"/>
    </style:style>
    <style:style style:name="Table1.C" style:family="table-column">
      <style:table-column-properties style:column-width="1.834in" style:rel-column-width="2641*"/>
    </style:style>
    <style:style style:name="Table1.D" style:family="table-column">
      <style:table-column-properties style:column-width="2.0778in" style:rel-column-width="2992*"/>
    </style:style>
    <style:style style:name="Table1.1" style:family="table-row">
      <style:table-row-properties style:min-row-height="0.2243in"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4" style:family="table-row">
      <style:table-row-properties style:min-row-height="0.2486in" style:keep-together="true" fo:keep-together="auto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text-properties fo:color="#000000"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color="#000000" style:font-name="Times New Roman"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10" style:family="paragraph" style:parent-style-name="Standard"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2" style:family="paragraph" style:parent-style-name="Standard" style:list-style-name="L3">
      <style:paragraph-properties fo:text-align="justify" style:justify-single-word="false"/>
      <style:text-properties fo:font-size="11pt" style:font-size-asian="11pt" style:font-size-complex="11pt"/>
    </style:style>
    <style:style style:name="P13" style:family="paragraph" style:parent-style-name="Standard" style:list-style-name="L4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 style:list-style-name="L5">
      <style:paragraph-properties fo:text-align="justify" style:justify-single-word="false"/>
      <style:text-properties fo:font-size="11pt" style:font-size-asian="11pt" style:font-size-complex="11pt"/>
    </style:style>
    <style:style style:name="P15" style:family="paragraph" style:parent-style-name="Standard" style:list-style-name="L6">
      <style:paragraph-properties fo:text-align="justify" style:justify-single-word="false"/>
      <style:text-properties fo:font-size="11pt" style:font-size-asian="11pt" style:font-size-complex="11pt"/>
    </style:style>
    <style:style style:name="P16" style:family="paragraph" style:parent-style-name="Standard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P19" style:family="paragraph" style:parent-style-name="Standard">
      <style:text-properties fo:color="#000000" style:font-name="Times New Roman" fo:font-size="11pt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20" style:family="paragraph" style:parent-style-name="Standard" style:list-style-name="L1">
      <style:text-properties fo:color="#000000" style:font-name="Times New Roman" fo:font-size="11pt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21" style:family="paragraph" style:parent-style-name="Standard">
      <style:text-properties fo:font-weight="bold" style:font-weight-asian="bold"/>
    </style:style>
    <style:style style:name="P22" style:family="paragraph" style:parent-style-name="Standard" style:list-style-name="L10">
      <style:text-properties fo:font-weight="bold" style:font-weight-asian="bold"/>
    </style:style>
    <style:style style:name="P23" style:family="paragraph" style:parent-style-name="Standard">
      <style:text-properties fo:font-weight="bold" style:font-weight-asian="bold" style:font-weight-complex="bold"/>
    </style:style>
    <style:style style:name="P24" style:family="paragraph" style:parent-style-name="Standard" style:list-style-name="L9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background-color="transparent" style:font-size-asian="11pt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name-asian="Times New Roman1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font-name="Times New Roman" fo:font-size="11pt" fo:letter-spacing="normal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7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style:font-name-asian="Times New Roman1" style:font-size-asian="11pt" style:font-weight-asian="normal" style:font-size-complex="11pt" style:font-weight-complex="normal"/>
    </style:style>
    <style:style style:name="T8" style:family="text">
      <style:text-properties fo:font-variant="normal" fo:text-transform="none" fo:color="#000000" style:font-name="Times New Roman" fo:font-size="11pt" fo:letter-spacing="normal" fo:font-style="normal" style:text-underline-style="none" fo:font-weight="normal" fo:background-color="transparent" style:font-name-asian="Times New Roman1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1pt" fo:letter-spacing="normal" fo:font-style="normal" style:text-underline-style="none" fo:font-weight="bold" style:font-name-asian="Times New Roman1" style:font-size-asian="11pt" style:font-weight-asian="bold" style:font-size-complex="11pt" style:font-weight-complex="bold"/>
    </style:style>
    <style:style style:name="T10" style:family="text">
      <style:text-properties fo:font-variant="normal" fo:text-transform="none" fo:color="#000000" style:font-name="Times New Roman" fo:font-size="11pt" fo:letter-spacing="normal" fo:font-style="normal" fo:font-weight="normal" style:font-name-asian="Times New Roman1" style:font-size-asian="11pt" style:font-size-complex="11pt"/>
    </style:style>
    <style:style style:name="T11" style:family="text">
      <style:text-properties fo:font-variant="normal" fo:text-transform="none" fo:color="#282d33" style:font-name="rockwellbold" fo:font-size="26pt" fo:letter-spacing="normal" fo:font-style="normal"/>
    </style:style>
    <style:style style:name="T12" style:family="text">
      <style:text-properties fo:font-variant="normal" fo:text-transform="none" style:font-name="rockwellbold" fo:letter-spacing="normal" fo:font-style="normal"/>
    </style:style>
    <style:style style:name="T13" style:family="text">
      <style:text-properties style:text-underline-style="none" fo:font-weight="bold" style:font-name-asian="Times New Roman1" style:font-size-asian="11pt" style:font-weight-asian="normal" style:font-size-complex="11pt" style:font-weight-complex="normal"/>
    </style:style>
    <style:style style:name="T14" style:family="text">
      <style:text-properties fo:color="#000000" style:font-name="Times New Roman" fo:font-size="11pt" fo:font-weight="normal" style:font-size-asian="11pt" style:font-weight-asian="normal" style:font-size-complex="11pt" style:font-weight-complex="normal"/>
    </style:style>
    <style:style style:name="T15" style:family="text">
      <style:text-properties fo:color="#000000" style:font-name="Times New Roman" fo:font-size="11pt" style:text-underline-style="none" fo:font-weight="normal" style:font-size-asian="11pt" style:font-weight-asian="normal" style:font-size-complex="11pt" style:font-weight-complex="normal"/>
    </style:style>
    <style:style style:name="T16" style:family="text">
      <style:text-properties fo:color="#000000" style:font-name="Times New Roman" fo:font-size="11pt" style:text-underline-style="none" fo:font-weight="normal" style:font-name-asian="Times New Roman1" style:font-size-asian="11pt" style:font-weight-asian="normal" style:font-size-complex="11pt" style:font-weight-complex="normal"/>
    </style:style>
    <style:style style:name="T17" style:family="text">
      <style:text-properties fo:color="#000000"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T18" style:family="text">
      <style:text-properties fo:color="#000000" style:font-name="Times New Roman" fo:font-size="11pt" style:text-underline-style="none" fo:font-weight="bold" style:font-name-asian="Times New Roman1" style:font-size-asian="11pt" style:font-weight-asian="bold" style:font-size-complex="11pt" style:font-weight-complex="bold"/>
    </style:style>
    <style:style style:name="T19" style:family="text">
      <style:text-properties fo:color="#000000" style:font-name="Times New Roman" fo:font-size="11pt" fo:font-style="italic" style:text-underline-style="none" fo:font-weight="normal" fo:background-color="transparent" style:font-name-asian="Times New Roman1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color="#000000" style:font-name="Times New Roman" fo:font-size="11pt" fo:font-style="italic" style:text-underline-style="none" fo:font-weight="bold" fo:background-color="transparent" style:font-name-asian="Times New Roman1" style:font-size-asian="11pt" style:font-style-asian="italic" style:font-weight-asian="bold" style:font-size-complex="11pt" style:font-style-complex="italic" style:font-weight-complex="bold"/>
    </style:style>
    <style:style style:name="T21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2" style:family="text">
      <style:text-properties fo:color="#000000" fo:font-size="11pt" style:font-size-asian="11pt" style:font-size-complex="11pt"/>
    </style:style>
    <style:style style:name="T23" style:family="text">
      <style:text-properties style:font-name-asian="Times New Roman1"/>
    </style:style>
    <style:style style:name="T24" style:family="text">
      <style:text-properties fo:font-style="italic" style:font-name-asian="Times New Roman1" style:font-style-asian="italic" style:font-style-complex="italic"/>
    </style:style>
    <style:style style:name="T25" style:family="text">
      <style:text-properties fo:font-style="italic" fo:font-weight="bold" style:font-name-asian="Times New Roman1" style:font-style-asian="italic" style:font-weight-asian="bold" style:font-style-complex="italic" style:font-weight-complex="bold"/>
    </style:style>
    <style:style style:name="T26" style:family="text">
      <style:text-properties style:font-size-asian="11pt" style:font-weight-asian="normal" style:font-size-complex="11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prefix="(" style:num-suffix=")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iaoyan Wang</text:p>
      <text:p text:style-name="P1">Assistant Professor of Statistics</text:p>
      <text:p text:style-name="P1">1300 University Avenue, UW-Madison</text:p>
      <text:p text:style-name="Standard"><text:span text:style-name="T1">miaoyan.wang@wisc.edu</text:span></text:p>
      <text:p text:style-name="Standard"><text:span text:style-name="T1"/></text:p>
      <text:p text:style-name="P10">(a) Professional preparation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<text:s text:c="2"/>Fudan University</text:p>
          </table:table-cell>
          <table:table-cell table:style-name="Table1.A1" office:value-type="string">
            <text:p text:style-name="P1">China</text:p>
          </table:table-cell>
          <table:table-cell table:style-name="Table1.A1" office:value-type="string">
            <text:p text:style-name="P1">Mathematics</text:p>
          </table:table-cell>
          <table:table-cell table:style-name="Table1.A1" office:value-type="string">
            <text:p text:style-name="P1">B.S. 2010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>Computer Science</text:p>
          </table:table-cell>
          <table:table-cell table:style-name="Table1.A1" office:value-type="string">
            <text:p text:style-name="P1">2006-2007</text:p>
          </table:table-cell>
        </table:table-row>
        <table:table-row table:style-name="Table1.1">
          <table:table-cell table:style-name="Table1.A1" office:value-type="string">
            <text:p text:style-name="P1"><text:s text:c="2"/>University of Chicago</text:p>
          </table:table-cell>
          <table:table-cell table:style-name="Table1.A1" office:value-type="string">
            <text:p text:style-name="P1">USA</text:p>
          </table:table-cell>
          <table:table-cell table:style-name="Table1.A1" office:value-type="string">
            <text:p text:style-name="P1">Statistics</text:p>
          </table:table-cell>
          <table:table-cell table:style-name="Table1.A1" office:value-type="string">
            <text:p text:style-name="P1">PhD, 2015</text:p>
          </table:table-cell>
        </table:table-row>
        <table:table-row table:style-name="Table1.4">
          <table:table-cell table:style-name="Table1.A1" office:value-type="string">
            <text:p text:style-name="P1"><text:s text:c="2"/>University of Pennsylvania </text:p>
          </table:table-cell>
          <table:table-cell table:style-name="Table1.A1" office:value-type="string">
            <text:p text:style-name="P1">USA</text:p>
          </table:table-cell>
          <table:table-cell table:style-name="Table1.A1" office:value-type="string">
            <text:p text:style-name="P1">Mathematics and Biology</text:p>
          </table:table-cell>
          <table:table-cell table:style-name="Table1.A1" office:value-type="string">
            <text:p text:style-name="P1">Simons Math+X Postdoc, 2017</text:p>
          </table:table-cell>
        </table:table-row>
        <table:table-row table:style-name="Table1.1">
          <table:table-cell table:style-name="Table1.A1" office:value-type="string">
            <text:p text:style-name="P1"><text:s text:c="2"/>UC Berkeley </text:p>
          </table:table-cell>
          <table:table-cell table:style-name="Table1.A1" office:value-type="string">
            <text:p text:style-name="P1">USA</text:p>
          </table:table-cell>
          <table:table-cell table:style-name="Table1.A1" office:value-type="string">
            <text:p text:style-name="P1">Computer Science</text:p>
          </table:table-cell>
          <table:table-cell table:style-name="Table1.A1" office:value-type="string">
            <text:p text:style-name="P1">Postdoc 2018</text:p>
          </table:table-cell>
        </table:table-row>
      </table:table>
      <text:p text:style-name="P3"/>
      <text:p text:style-name="P3">(b) Appointment</text:p>
      <text:p text:style-name="P3"/>
      <text:p text:style-name="Standard"><text:bookmark text:name="IIC2fic"/><text:span text:style-name="T1">2018 - <text:s/></text:span><text:span text:style-name="T14">Present, Assistant Professor, Department of Statistics and </text:span><text:a xlink:type="simple" xlink:href="https://ifds.info/" text:style-name="Internet_20_link" text:visited-style-name="Visited_20_Internet_20_Link"><text:span text:style-name="T6">Institute for Foundations of Data Science</text:span></text:a><text:span text:style-name="T14">, University of Wisconsin–Madison.</text:span></text:p>
      <text:p text:style-name="P5"/>
      <text:p text:style-name="Standard"><text:span text:style-name="T21">2021.3 – 2021.6. Visiting core participant for the long-term program at Institute for Pure and Applied Mathematics (IPAM) at UCLA. </text:span></text:p>
      <text:p text:style-name="Standard"><text:span text:style-name="T21"/></text:p>
      <text:p text:style-name="P23"><text:span text:style-name="T22">(c) </text:span>Products</text:p>
      <text:list xml:id="list6689436377094353354" text:style-name="L10">
        <text:list-header>
          <text:p text:style-name="P22"/>
        </text:list-header>
      </text:list>
      <text:p text:style-name="P7">(i) Five Recent Publications Most Closely Related to the Proposed Projects. <text:s/></text:p>
      <text:p text:style-name="P6"/>
      <text:p text:style-name="Standard"><text:span text:style-name="T16">1. J. Hu, C. Lee, and </text:span><text:span text:style-name="T17">M. Wang</text:span><text:span text:style-name="T15">. Supervised tensor decomposition with interactive side information. Advances in Neural Information Processing Systems (NeurIPS) 33 Workshop on Machine Learning and the Physical Sciences. (2020). https://arxiv.org/abs/1910.09499 </text:span></text:p>
      <text:p text:style-name="P6"/>
      <text:p text:style-name="P8">This work wins me (as advisor)<text:span text:style-name="T4"> 2021 Best Student Paper Award </text:span>from the Statistical Computing and Graphics Section of American Statistical Association. </text:p>
      <text:p text:style-name="P6"/>
      <text:p text:style-name="P6"><text:span text:style-name="T23">2. </text:span><text:span text:style-name="T5">M. Wang</text:span><text:span text:style-name="T23">, F. Roux, C. Bartoli, C. H.-Chauveau, C. Meyer, H. Lee, D. Roby, M. S. McPeek, and J. Bergelson. Two-Way Mixed-Effects Methods for Joint Association Analyses Using Both Host and Pathogen Genomes. Proceedings of the National Academy of Science (direct submission), Vol. 115 (24), E5440-E5449, (2018). https://www.pnas.org/content/115/24/E5440</text:span></text:p>
      <text:p text:style-name="P19"/>
      <text:p text:style-name="Standard"><text:span text:style-name="T16">3. R. Han, Y. Luo, </text:span><text:span text:style-name="T18">M. Wang</text:span><text:span text:style-name="T16">, and A. R Zhang, Exact clustering in tensor block model: Statistical optimality and computational limit. (2020). https://arxiv.org/abs/2012.09996.</text:span></text:p>
      <text:list xml:id="list6923906516895632091" text:style-name="L1">
        <text:list-header>
          <text:p text:style-name="P20"/>
        </text:list-header>
      </text:list>
      <text:p text:style-name="P8"><text:span text:style-name="T23">This work wins me (as advisor) </text:span><text:span text:style-name="T5">2021 Best Student Paper Award </text:span><text:span text:style-name="T23">from the Statistical Learning and Data Science Section of the American Statistical Association. </text:span></text:p>
      <text:list xml:id="list530164387" text:continue-numbering="true" text:style-name="L1">
        <text:list-header>
          <text:p text:style-name="P20"/>
        </text:list-header>
      </text:list>
      <text:p text:style-name="Standard"><text:span text:style-name="T16">4. </text:span><text:span text:style-name="T18">M. Wang,</text:span><text:span text:style-name="T16"> J. Fischer, and Y. S. Song. Three-way Clustering of Multi-tissue Gene Expression Data Using Semi-Nonnegative Tensor Decomposition. Annals of Applied Statistics. Vol. 13, No. 2, 1103-1127, (2019). </text:span><text:a xlink:type="simple" xlink:href="https://doi.org/10.1214/18-AOAS1228" text:style-name="Internet_20_link" text:visited-style-name="Visited_20_Internet_20_Link"><text:span text:style-name="T10">https://doi.org/10.1214/18-AOAS1228</text:span></text:a></text:p>
      <text:p text:style-name="Standard"><text:span text:style-name="T10"/></text:p>
      <text:p text:style-name="Standard"><text:span text:style-name="T10">5. </text:span><text:span text:style-name="T9">M. Wang</text:span><text:span text:style-name="T7">, J. Jakobsdottir, A. V. Smith, and M. S. McPeek. G-STRATEGY: Optimal Selection of Individuals for Sequencing in Genetic Association Studies. Genetic Epidemiology, Vol. 40, No. 6, <text:s/>446-</text:span></text:p>
      <text:p text:style-name="Standard"><text:soft-page-break/><text:span text:style-name="T16">-60 (2016)</text:span><text:span text:style-name="T7">. </text:span><text:span text:style-name="T8">https://doi.org/10.1002/gepi.21982. </text:span><text:span text:style-name="T19">Highlighted as </text:span><text:span text:style-name="T20">Editor’s Pick</text:span><text:span text:style-name="T19"> Paper of this issue.</text:span></text:p>
      <text:list xml:id="list1773443737395769269" text:style-name="L9">
        <text:list-header>
          <text:p text:style-name="P24"><text:span text:style-name="T19"/></text:p>
        </text:list-header>
      </text:list>
      <text:p text:style-name="P6"><text:span text:style-name="T24">This work wins me (as lead author) </text:span><text:span text:style-name="T25">Charles J. Epstein Trainee Award</text:span><text:span text:style-name="T24"> from American Society of Human Genetics and </text:span><text:span text:style-name="T25">Williams Award </text:span><text:span text:style-name="T24">from International Society of Genetic Epidemiology. <text:s/></text:span></text:p>
      <text:list xml:id="list1274487791" text:continue-list="list530164387" text:style-name="L1">
        <text:list-header>
          <text:p text:style-name="P20"/>
        </text:list-header>
      </text:list>
      <text:p text:style-name="P7">(ii) Other Significant Products, Whether or Not Related to the Proposed Project</text:p>
      <text:p text:style-name="P19"/>
      <text:p text:style-name="P6"><text:span text:style-name="T23">1. C. Lee and </text:span><text:span text:style-name="T5">M. Wang.</text:span><text:span text:style-name="T23"> Tensor denoising and completion based on ordinal observations. Proceedings of Machine Learning Research (ICML issues). Vol 119: 5778-5788, (2020). http://proceedings.mlr.press/v119/lee20i.html</text:span></text:p>
      <text:p text:style-name="P6"/>
      <text:p text:style-name="P6">2. <text:span text:style-name="T4">M. Wang</text:span> and L. Li. Learning from Binary Multiway Data: Probabilistic Tensor Decomposition and Its Statistical Optimality. Journal of Machine Learning Research. 21 No. 154, 1-38, (2020). https://www.jmlr.org/papers/volume21/18-766/18-766.pdf</text:p>
      <text:p text:style-name="P6"/>
      <text:p text:style-name="P6">3. <text:span text:style-name="T4">M. Wang </text:span>and Y. Zeng. Multiway clustering via tensor block models. Advances in Neural Information Processing Systems 32 (NeurIPS), 715-725, (2019). </text:p>
      <text:list xml:id="list8859642959046294530" text:style-name="L2">
        <text:list-header>
          <text:p text:style-name="P18"/>
        </text:list-header>
      </text:list>
      <text:p text:style-name="Standard"><text:span text:style-name="T15">4. </text:span><text:span text:style-name="T17">M. Wang</text:span><text:span text:style-name="T15">, K. Dao Duc, J. Fischer, and Y.S. Song. Operator Norm Inequalities Between Tensor Unfoldings on the Partition Lattice. Linear Algebra and its Applications, Vol 520, 44-66, (2017). </text:span><text:span text:style-name="T2">https://doi.org/10.1016/j.laa.2017.01.017</text:span></text:p>
      <text:list xml:id="list2025695044" text:continue-numbering="true" text:style-name="L2">
        <text:list-header>
          <text:p text:style-name="P18"/>
        </text:list-header>
      </text:list>
      <text:p text:style-name="P6">5. <text:span text:style-name="T4">M. Wang </text:span>and Y. S. Song. Tensor Decomposition via Two-Mode Higher-Order SVD (HOSVD). Proceeding of Machine Learning Research (AISTATS issues), Vol 54, 614-622, (2017). http://proceedings.mlr.press/v54/wang17a.html</text:p>
      <text:p text:style-name="P19"/>
      <text:p text:style-name="P5"/>
      <text:p text:style-name="P3">(d) Synergistic Activities</text:p>
      <text:p text:style-name="P3"/>
      <text:p text:style-name="P2">1. Member in Women in Probability, Institute of Mathematical Statistics, Society for Industrial and Applied Mathematics, American Society of Human Genetics. 2014 – now.</text:p>
      <text:list xml:id="list1925732603997207295" text:style-name="L3">
        <text:list-header>
          <text:p text:style-name="P12"/>
        </text:list-header>
      </text:list>
      <text:p text:style-name="P2">2. Organizer for European Society for Evolution Biology workshop, International Conference on Frontier of Data Science, 2019.</text:p>
      <text:list xml:id="list6759065718642953347" text:style-name="L4">
        <text:list-header>
          <text:p text:style-name="P13"/>
        </text:list-header>
      </text:list>
      <text:p text:style-name="P2">3. Reviewer for Journal of the American Statistical Association (JASA), NeurIPS, and Linear Algebra and application, and other applied math/statistics/genetics journals, 2014 – now.</text:p>
      <text:list xml:id="list4156175157466217128" text:style-name="L5">
        <text:list-header>
          <text:p text:style-name="P14"/>
        </text:list-header>
      </text:list>
      <text:p text:style-name="P2">4. Statistical Consultant. Provided statistical support for the larger university community at the University of Chicago. 2012-2015.</text:p>
      <text:list xml:id="list5187264132755995348" text:style-name="L6">
        <text:list-header>
          <text:p text:style-name="P15"/>
        </text:list-header>
      </text:list>
      <text:p text:style-name="P2">5. Featured faculty for mentoring female students in STEM files. Media coverage in the article ``Women in STEM: 5 Thoughtful Ways to Recruit and Retain Them’’ by Course Hero. </text:p>
      <text:list xml:id="list362151855" text:continue-numbering="true" text:style-name="L6">
        <text:list-header>
          <text:p text:style-name="P15"/>
        </text:list-header>
      </text:list>
      <text:p text:style-name="P2">6. Madison Teaching and Learning Excellence (MTLE) Fellow, UW-Madison, 2019 -2020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BlinkMacSystemFont, 'Segoe UI', 'Segoe UI Symbol', 'Segoe UI Emoji', 'Apple Color Emoji', Roboto, Helvetica, Arial, sans-serif" style:font-charset="x-symbol"/>
    <style:font-face style:name="Open Sans" svg:font-family="'Open Sans', sans-serif"/>
    <style:font-face style:name="OpenSymbol" svg:font-family="OpenSymbol"/>
    <style:font-face style:name="rockwellbold" svg:font-family="rockwellbold, sans-serif"/>
    <style:font-face style:name="Arial" svg:font-family="Arial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imes New Roman" fo:font-size="12pt" style:font-size-asian="12pt" style:language-asian="zh" style:country-asian="CN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ormal_20__28_Web_29_" style:display-name="Normal (Web)" style:family="paragraph" style:parent-style-name="Standard" style:default-outline-level="" style:list-style-name="">
      <style:paragraph-properties fo:margin-top="0.0693in" fo:margin-bottom="0.0693in"/>
      <style:text-properties style:font-name-asian="Times New Roman1" style:language-asian="en" style:country-asian="US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  <style:text-properties style:font-name="Arial" fo:font-size="11pt" style:font-size-asian="11pt" style:language-asian="en" style:country-asian="US" style:font-size-complex="11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Arial" fo:font-size="11pt" style:font-size-asian="11pt" style:language-asian="en" style:country-asian="US" style:font-size-complex="11pt"/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Arial" fo:font-size="11pt" style:font-size-asian="11pt" style:language-asian="en" style:country-asian="US" style:font-size-complex="11pt"/>
    </style:style>
    <style:style style:name="Balloon_20_Text" style:display-name="Balloon Text" style:family="paragraph" style:parent-style-name="Standard" style:default-outline-level="" style:list-style-name="">
      <style:text-properties style:font-name="Segoe UI" fo:font-size="9pt" style:font-size-asian="9pt" style:language-asian="en" style:country-asian="US" style:font-name-complex="Segoe UI1" style:font-size-complex="9pt"/>
    </style:style>
    <style:style style:name="Revision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Arial Unicode MS" style:font-size-asian="18pt" style:font-weight-asian="bold" style:font-name-complex="Tahoma" style:font-size-complex="18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SDSM</meta:initial-creator>
    <dc:creator>Miaoyan Wang</dc:creator>
    <meta:editing-cycles>13</meta:editing-cycles>
    <meta:print-date>2020-07-03T18:16:00</meta:print-date>
    <meta:creation-date>2019-09-24T21:44:00</meta:creation-date>
    <dc:date>2021-04-12T22:04:27</dc:date>
    <meta:editing-duration>PT44M16S</meta:editing-duration>
    <meta:generator>OpenOffice/4.1.5$Unix OpenOffice.org_project/415m1$Build-9789</meta:generator>
    <meta:document-statistic meta:table-count="1" meta:image-count="0" meta:object-count="0" meta:page-count="2" meta:paragraph-count="50" meta:word-count="623" meta:character-count="4574"/>
    <meta:user-defined meta:name="AppVersion">16.0000</meta:user-defined>
    <meta:user-defined meta:name="Company">Harvard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